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1.251cm" fo:margin-right="0cm" fo:text-align="end" style:justify-single-word="false" fo:text-indent="0cm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tture Enterprise:</text:p>
      <text:p text:style-name="P1"/>
      <text:list text:style-name="L1">
        <text:list-item>
          <text:p text:style-name="P2">Cluster: sistema di computer che cooperano in modo tale da essere visti come un singolo.</text:p>
          <text:p text:style-name="P2">Si possono fare due utilizzi:</text:p>
        </text:list-item>
        <text:list-item>
          <text:p text:style-name="P3">High Availability cluster: se un server si guasta viene sostituito automaticamente da un altro attivato per l'occasione (attivo / passivo) oppure già attivato (attivo / attivo);</text:p>
        </text:list-item>
        <text:list-item>
          <text:p text:style-name="P3">Load Balancing Cluster: più server concorrono per allegerire il carico di ognuno (occorre load balancing).</text:p>
          <text:p text:style-name="P4">Ogni nodo del cluster deve avere due interfacce: una di rete pubblica, una privata che serve per comunicare il proprio stato agli altri nodi (heartbeat,è una versione sofisticata del ping e viene utilizzata dal nodo passivo per verificare se il nodo attivo sta operando correttamente) e per compiti di sincronizzazione.</text:p>
          <text:p text:style-name="P4">Se i nodi sono due si può usare interfaccia seriale o cavo cross link; altrimenti si usano hub o switch dedicati o persino interfacce dedicate a questi compiti (backplane InfiniBand).</text:p>
        </text:list-item>
      </text:list>
      <text:p text:style-name="P5"/>
      <text:list text:style-name="L1">
        <text:list-item text:start-value="1">
          <text:p text:style-name="P4">Load Balancer &amp; SSL Accelerator:</text:p>
          <text:p text:style-name="P4">Si preferisce il load balancer che garantisce prestazioni elevate e maggiore robustezza.</text:p>
          <text:p text:style-name="P4">La scalabilità è garantita dalla possibilità di escludere momentaneamente dal load balancer dei server a scopo di manutenzione o di aggiungerne di nuovi.</text:p>
          <text:p text:style-name="P4">I client devono collegarsi ad un Virtual IP che corrisponde a quello del load balancer il quale reindirizza, secondo algoritmi appositi, la richiesta al server meno carico.</text:p>
          <text:p text:style-name="P4">Questo sistema implica che il Load Balancer debba agire anche da NAT ( + sicurezza).</text:p>
          <text:p text:style-name="P4">Inoltre il Load Balancer dev'essere stateful, ovvero indirizzare le richieste di una stessa sessione allo stesso server; per fare ciò dispone di una tabella di sessione.</text:p>
          <text:p text:style-name="P4">Per questioni di affidabilità il Load Balancer può essere a sua volta affiancato da un'altro LB che lavora insieme a lui sulla stessa tabella di sessione (synchronized).</text:p>
          <text:p text:style-name="P4">Il Load Balancer si occupa anche di health checking sia della macchina (attraverso ping), sia dell'applicativo (attraverso http ad esempio).</text:p>
          <text:p text:style-name="P4">Il Load Balancer può inoltre essere fornito (o anche disponibile come apparecchio esterno) di SSL Accelerator che svolge in HW e dunque molto velocemente le fasi di creazione di un canale sicuro SSL (criptazione e decriptazione) in modo che i server risultino sgravati da questo carico e vi sia comunque una connessione sicura sopra Internet.</text:p>
        </text:list-item>
      </text:list>
      <text:p text:style-name="P5"/>
      <text:list text:style-name="L1">
        <text:list-item text:start-value="1">
          <text:p text:style-name="P4">Componenti:</text:p>
        </text:list-item>
        <text:list-item>
          <text:p text:style-name="P3">Web Server;</text:p>
        </text:list-item>
        <text:list-item>
          <text:p text:style-name="P3">Application Server: fornisce logica applicativa, middleware, pooling delle risorse;</text:p>
        </text:list-item>
        <text:list-item>
          <text:p text:style-name="P3">Database;</text:p>
        </text:list-item>
        <text:list-item>
          <text:p text:style-name="P3">Gestore dei domini;</text:p>
        </text:list-item>
        <text:list-item>
          <text:p text:style-name="P3">Mainframe e sistemi legacy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y <text:a xlink:type="simple" xlink:href="http://raymant.altervista.org/">rayma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iccardo Tasso</meta:initial-creator>
    <meta:creation-date>2006-07-01T10:14:36</meta:creation-date>
    <dc:creator>Tommy</dc:creator>
    <dc:date>2006-07-06T11:08:10</dc:date>
    <dc:language>it-IT</dc:language>
    <meta:editing-cycles>8</meta:editing-cycles>
    <meta:editing-duration>PT53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3" meta:word-count="371" meta:character-count="2444"/>
  </office:meta>
</office:document-meta>
</file>